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leObj1" manifest:media-type="application/octet-stream"/>
  <manifest:file-entry manifest:full-path="OleObj3" manifest:media-type="application/octet-stream"/>
  <manifest:file-entry manifest:full-path="OleObj2" manifest:media-type="application/octet-stream"/>
  <manifest:file-entry manifest:full-path="ObjectReplacements/OleObj1" manifest:media-type=""/>
  <manifest:file-entry manifest:full-path="ObjectReplacements/OleObj2" manifest:media-type=""/>
  <manifest:file-entry manifest:full-path="ObjectReplacements/OleObj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Tahoma" svg:font-family="Tahoma"/>
    <style:font-face style:name="宋体" svg:font-family="宋体"/>
    <style:font-face style:name="宋体, SimSun" svg:font-family="'宋体, SimSun'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top="0.459cm" fo:margin-bottom="0.459cm" style:contextual-spacing="false" fo:line-height="175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margin-left="0cm" fo:margin-right="0cm" fo:line-height="100%" fo:text-align="start" style:justify-single-word="false" fo:text-indent="0.741cm" style:auto-text-indent="false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宋体" fo:font-size="11pt" fo:font-weight="normal" fo:background-color="transparent" style:font-name-asian="宋体" style:font-name-complex="宋体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宋体" fo:font-size="12pt" fo:font-weight="normal" fo:background-color="transparent" style:font-name-asian="宋体" style:font-name-complex="宋体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宋体, SimSun" fo:font-size="12pt" fo:font-weight="normal" fo:background-color="transparent" style:font-name-asian="宋体, SimSun" style:font-name-complex="宋体, SimSun"/>
    </style:style>
    <style:style style:name="P7" style:family="paragraph" style:parent-style-name="Standard">
      <style:paragraph-properties fo:line-height="100%" fo:text-align="start" style:justify-single-word="false"/>
      <style:text-properties officeooo:paragraph-rsid="001916f6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.741cm" style:auto-text-indent="false"/>
      <style:text-properties style:use-window-font-color="true" style:font-name="宋体" fo:font-size="12pt" fo:font-weight="normal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.741cm" style:auto-text-indent="false"/>
      <style:text-properties style:use-window-font-color="true" style:font-name="宋体" fo:font-size="11pt" fo:font-weight="normal" fo:background-color="transparent" style:font-name-asian="宋体" style:font-name-complex="宋体"/>
    </style:style>
    <style:style style:name="T1" style:family="text">
      <style:text-properties style:use-window-font-color="true" style:font-name="Cambria" fo:font-size="16pt" fo:font-weight="bold" fo:background-color="transparent" loext:char-shading-value="0" style:font-name-asian="Cambria" style:font-name-complex="Cambria"/>
    </style:style>
    <style:style style:name="T2" style:family="text">
      <style:text-properties style:use-window-font-color="true" style:font-name="宋体" fo:font-size="16pt" fo:font-weight="bold" fo:background-color="transparent" loext:char-shading-value="0" style:font-name-asian="宋体" style:font-name-complex="宋体"/>
    </style:style>
    <style:style style:name="T3" style:family="text">
      <style:text-properties style:use-window-font-color="true" style:font-name="宋体" fo:font-size="12pt" fo:font-weight="normal" fo:background-color="transparent" loext:char-shading-value="0" style:font-name-asian="宋体" style:font-name-complex="宋体"/>
    </style:style>
    <style:style style:name="T4" style:family="text">
      <style:text-properties style:use-window-font-color="true" style:font-name="宋体" fo:font-size="12pt" fo:font-weight="normal" fo:background-color="#ffff00" loext:char-shading-value="0" style:font-name-asian="宋体" style:font-name-complex="宋体"/>
    </style:style>
    <style:style style:name="T5" style:family="text">
      <style:text-properties style:use-window-font-color="true" style:font-name="宋体" fo:font-size="11pt" fo:font-weight="normal" fo:background-color="transparent" loext:char-shading-value="0" style:font-name-asian="宋体" style:font-name-complex="宋体"/>
    </style:style>
    <style:style style:name="T6" style:family="text">
      <style:text-properties style:use-window-font-color="true" style:font-name="宋体, SimSun" fo:font-size="12pt" fo:font-weight="normal" fo:background-color="transparent" loext:char-shading-value="0" style:font-name-asian="宋体, SimSun" style:font-name-complex="宋体, SimSun"/>
    </style:style>
    <style:style style:name="T7" style:family="text">
      <style:text-properties style:use-window-font-color="true" style:font-name="宋体, SimSun" fo:font-size="12pt" fo:font-weight="normal" fo:background-color="#ffff00" loext:char-shading-value="0" style:font-name-asian="宋体, SimSun" style:font-name-complex="宋体, SimSun"/>
    </style:style>
    <style:style style:name="T8" style:family="text">
      <style:text-properties style:use-window-font-color="true" style:font-name="宋体, SimSun" fo:font-size="12pt" style:text-underline-style="solid" style:text-underline-width="auto" style:text-underline-color="font-color" fo:font-weight="normal" officeooo:rsid="001916f6" style:text-underline-mode="continuous" style:text-overline-mode="continuous" style:text-line-through-mode="continuous" fo:background-color="transparent" loext:char-shading-value="0" style:font-name-asian="宋体, SimSun" style:font-name-complex="宋体, SimSun"/>
    </style:style>
    <style:style style:name="T9" style:family="text">
      <style:text-properties style:use-window-font-color="true" style:font-name="Tahoma" fo:font-size="12pt" fo:font-weight="normal" fo:background-color="transparent" loext:char-shading-value="0" style:font-name-asian="Tahoma" style:font-name-complex="Tahoma"/>
    </style:style>
    <style:style style:name="T10" style:family="text">
      <style:text-properties fo:color="#0000ff" style:font-name="宋体, SimSu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#ffff00" loext:char-shading-value="0" style:font-name-asian="宋体, SimSun" style:font-name-complex="宋体, SimSun"/>
    </style:style>
    <style:style style:name="T11" style:family="text">
      <style:text-properties fo:color="#0000ff" style:font-name="宋体, SimSu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宋体, SimSun" style:font-name-complex="宋体, SimSun"/>
    </style:style>
    <style:style style:name="fr1" style:family="graphic" style:parent-style-name="OLE">
      <style:graphic-properties style:vertical-pos="top" style:vertical-rel="baseline" draw:ole-draw-aspect="1" draw:visible-area-width="5cm" draw:visible-area-height="5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 </text:span><text:span text:style-name="T2">安装操作系统</text:span></text:p>
      <text:p text:style-name="P2"><text:span text:style-name="T6"><text:tab/></text:span><text:span text:style-name="T3">这里以</text:span><text:span text:style-name="T6">ubuntu 13.04</text:span><text:span text:style-name="T3">版本安装为例，安装步骤如下：</text:span></text:p>
      <text:p text:style-name="P2"><text:span text:style-name="T6"><text:tab/>1 </text:span><text:span text:style-name="T3">插入安装</text:span><text:span text:style-name="T6">U</text:span><text:span text:style-name="T3">盘，选择安装系统，之后按照下列图片进行操作：</text:span></text:p>
      <text:p text:style-name="P2"><text:span text:style-name="T6"><text:tab/></text:span><draw:frame draw:style-name="fr1" draw:name="1" text:anchor-type="as-char" svg:width="12.005cm" style:rel-width="scale" svg:height="8.027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2"><text:span text:style-name="T6"><text:s text:c="4"/></text:span><text:span text:style-name="T3">之后一直点继续指导完成安装：</text:span></text:p>
      <text:p text:style-name="P4"/>
      <text:p text:style-name="P4"/>
      <text:p text:style-name="P4"/>
      <text:p text:style-name="P4"/>
      <text:p text:style-name="P4"/>
      <text:p text:style-name="P2"><text:span text:style-name="T6">1 </text:span><text:span text:style-name="T3">开启主机支持虚拟化功能</text:span></text:p>
      <text:p text:style-name="P2"><text:span text:style-name="T6"><text:tab/></text:span><text:span text:style-name="T3">进入</text:span><text:span text:style-name="T6">BIOS -&gt; Security -&gt; System Security -&gt; Viratualization Techology (VTx) - &gt; Enabled</text:span></text:p>
      <text:p text:style-name="P6"><text:tab/>-&gt; Viratualization Techology Directed I/O(VTd) - &gt; Enabled</text:p>
      <text:p text:style-name="P4"/>
      <text:p text:style-name="P2"><text:span text:style-name="T6">2 Ubuntu</text:span><text:span text:style-name="T3">软件中心</text:span><text:span text:style-name="T6"> </text:span><text:span text:style-name="T3">搜索安装“</text:span><text:span text:style-name="T6">Virtualbox</text:span><text:span text:style-name="T3">”</text:span><text:span text:style-name="T6"> </text:span><text:span text:style-name="T3">。</text:span></text:p>
      <text:p text:style-name="P2"><text:soft-page-break/><draw:frame draw:style-name="fr1" draw:name="2" text:anchor-type="as-char" svg:width="16.99cm" style:rel-width="scale" svg:height="12.94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text:span text:style-name="T6"><text:line-break/></text:span></text:p>
      <text:p text:style-name="P2"><text:span text:style-name="T6">3 </text:span><text:span text:style-name="T3">安装</text:span><text:span text:style-name="T6">Ubuntu</text:span><text:span text:style-name="T3">侧增强包</text:span></text:p>
      <text:p text:style-name="P3"><text:span text:style-name="T3">双击运行：</text:span><text:span text:style-name="T6">Oracle_VM_VirtualBox_Extension_Pack-4.3.10-93012.vbox-extpack</text:span></text:p>
      <text:p text:style-name="P8">增强包服务器路径：</text:p>
      <text:p text:style-name="P3"><text:a xlink:type="simple" xlink:href="smb://172.26.10.69/Projects/17CY/training/01"><text:span text:style-name="T10">\\172.26.10.69\Projects\17CY\training\01</text:span></text:a><text:span text:style-name="T7"> - </text:span><text:span text:style-name="T4">环境搭建\虚拟机安装手顺</text:span></text:p>
      <text:p text:style-name="P3"><text:span text:style-name="T6"><text:line-break/><text:line-break/>4 </text:span><text:span text:style-name="T3">新建虚拟电脑</text:span><text:span text:style-name="T6"><text:line-break/><text:tab/></text:span><text:span text:style-name="T3">［新建］</text:span><text:span text:style-name="T6"><text:line-break/><text:tab/></text:span><text:span text:style-name="T3">［下一步］</text:span><text:span text:style-name="T6"><text:line-break/><text:tab/></text:span><text:span text:style-name="T3">名称</text:span><text:span text:style-name="T6"> -&gt; “Win732pro” </text:span><text:span text:style-name="T3">或自定义</text:span><text:span text:style-name="T6"><text:line-break/><text:tab/></text:span><text:span text:style-name="T3">系统类型</text:span><text:span text:style-name="T6"> -&gt; </text:span><text:span text:style-name="T3">操作系统：</text:span><text:span text:style-name="T6">Mcrosoft Windows -&gt; </text:span><text:span text:style-name="T3">版本：</text:span><text:span text:style-name="T6">windows 7 (32bit)</text:span></text:p>
      <text:p text:style-name="P9"/>
      <text:p text:style-name="P3"><text:span text:style-name="T6">win7 32</text:span><text:span text:style-name="T3">位系统可以在：</text:span></text:p>
      <text:p text:style-name="P3"><text:a xlink:type="simple" xlink:href="smb://solar/pset/software/Microsoft/OS/Win7"><text:span text:style-name="T11">\\solar\pset\software\Microsoft\OS\Win7</text:span></text:a><text:span text:style-name="T6"> Profession X86</text:span></text:p>
      <text:p text:style-name="P8">（172.26.10.15）</text:p>
      <text:p text:style-name="P3"><text:span text:style-name="T3">中取得。</text:span><text:span text:style-name="T6"><text:line-break/><text:line-break/><text:tab/></text:span><text:span text:style-name="T3">［下一步］</text:span><text:span text:style-name="T6"><text:line-break/><text:tab/></text:span><text:span text:style-name="T3">内存大小</text:span><text:span text:style-name="T6"> -&gt; </text:span><text:span text:style-name="T3">建议</text:span><text:span text:style-name="T6">2048M</text:span><text:span text:style-name="T3">以下</text:span><text:span text:style-name="T6"><text:line-break/><text:line-break/><text:tab/></text:span><text:span text:style-name="T3">［下一步］</text:span><text:span text:style-name="T6"><text:line-break/><text:tab/></text:span><text:span text:style-name="T3">虚拟硬盘</text:span><text:span text:style-name="T6"> -&gt; “</text:span><text:span text:style-name="T3">创建新的虚拟硬盘”</text:span><text:span text:style-name="T6"><text:line-break/></text:span><text:soft-page-break/><text:span text:style-name="T6"><text:line-break/><text:tab/></text:span><text:span text:style-name="T3">［下一步］</text:span><text:span text:style-name="T6"><text:line-break/><text:tab/></text:span><text:span text:style-name="T3">文件类型</text:span><text:span text:style-name="T6"> -&gt; “VDI</text:span><text:span text:style-name="T3">（</text:span><text:span text:style-name="T6">VirtualBox </text:span><text:span text:style-name="T3">磁盘映像）”</text:span><text:span text:style-name="T6"><text:line-break/><text:line-break/><text:tab/></text:span><text:span text:style-name="T3">［下一步］</text:span><text:span text:style-name="T6"><text:line-break/><text:tab/></text:span><text:span text:style-name="T3">存储器明细</text:span><text:span text:style-name="T6"> -&gt; “</text:span><text:span text:style-name="T3">动态分配”</text:span><text:span text:style-name="T6"><text:line-break/><text:line-break/><text:tab/></text:span><text:span text:style-name="T3">［下一步］</text:span><text:span text:style-name="T6"><text:line-break/><text:tab/></text:span><text:span text:style-name="T3">位置</text:span><text:span text:style-name="T6"> -&gt; </text:span><text:span text:style-name="T3">建议默认</text:span><text:span text:style-name="T6"><text:line-break/><text:tab/></text:span><text:span text:style-name="T3">大小</text:span><text:span text:style-name="T6"> -&gt; </text:span><text:span text:style-name="T3">建议</text:span><text:span text:style-name="T6">150G</text:span><text:span text:style-name="T3">以上</text:span><text:span text:style-name="T6"><text:line-break/><text:line-break/><text:tab/></text:span><text:span text:style-name="T3">［下一步］</text:span><text:span text:style-name="T6"><text:line-break/><text:tab/></text:span><text:span text:style-name="T3">［创建］</text:span><text:span text:style-name="T6"><text:line-break/><text:line-break/>5 </text:span><text:span text:style-name="T3">设置虚拟电脑</text:span><text:span text:style-name="T6"><text:line-break/><text:tab/></text:span><text:span text:style-name="T3">［设置］</text:span><text:span text:style-name="T6"><text:line-break/><text:tab/><text:line-break/><text:tab/></text:span><text:span text:style-name="T3">常规</text:span><text:span text:style-name="T6"> -&gt; “</text:span><text:span text:style-name="T3">高级”选项卡</text:span><text:span text:style-name="T6"> -&gt; </text:span><text:span text:style-name="T3">共享粘帖板：双向</text:span><text:span text:style-name="T6"><text:line-break/><text:line-break/><text:tab/></text:span><text:span text:style-name="T3">系统</text:span><text:span text:style-name="T6"> -&gt; “</text:span><text:span text:style-name="T3">主板”选项卡</text:span><text:span text:style-name="T6"> -&gt; </text:span><text:span text:style-name="T3">启动顺序：光驱</text:span><text:span text:style-name="T6"> </text:span><text:span text:style-name="T3">硬盘</text:span><text:span text:style-name="T6"> </text:span><text:span text:style-name="T3">网络</text:span><text:span text:style-name="T6"><text:line-break/><text:line-break/><text:tab/></text:span><text:span text:style-name="T3">存储</text:span><text:span text:style-name="T6"> -&gt; IDE</text:span><text:span text:style-name="T3">控制器</text:span><text:span text:style-name="T6"> -&gt; </text:span><text:span text:style-name="T3">添加虚拟光驱</text:span><text:span text:style-name="T6">-&gt; </text:span><text:span text:style-name="T3">选择</text:span><text:span text:style-name="T6">win7pro64</text:span><text:span text:style-name="T3">的镜像文件。</text:span></text:p>
      <text:p text:style-name="P9"/>
      <text:p text:style-name="P3"><text:span text:style-name="T3">网络</text:span><text:span text:style-name="T6">-&gt;</text:span><text:span text:style-name="T3">连接方式</text:span><text:span text:style-name="T6">-&gt; </text:span><text:span text:style-name="T3">桥接网卡</text:span></text:p>
      <text:p text:style-name="P9"/>
      <text:p text:style-name="P3"><text:span text:style-name="T6">USB</text:span><text:span text:style-name="T3">设备</text:span><text:span text:style-name="T6"> -&gt; </text:span><text:span text:style-name="T3">勾选“启用</text:span><text:span text:style-name="T6">USB2.0</text:span><text:span text:style-name="T3">（</text:span><text:span text:style-name="T6">EHCI</text:span><text:span text:style-name="T3">）控制器”</text:span><text:span text:style-name="T6">-&gt; (</text:span><text:span text:style-name="T3">添加</text:span><text:span text:style-name="T6">Ubuntu</text:span><text:span text:style-name="T3">已识别的</text:span><text:span text:style-name="T6">USB</text:span><text:span text:style-name="T3">设备</text:span><text:span text:style-name="T6">)</text:span></text:p>
      <text:p text:style-name="P9"/>
      <text:p text:style-name="P3"><text:span text:style-name="T3">共享文件夹</text:span><text:span text:style-name="T6"> -&gt; </text:span><text:span text:style-name="T3">添加共享文件夹</text:span><text:span text:style-name="T6"> -&gt; </text:span><text:span text:style-name="T3">共享文件夹路径</text:span><text:span text:style-name="T6"> -&gt; </text:span><text:span text:style-name="T3">其它</text:span><text:span text:style-name="T6"> -&gt; </text:span><text:span text:style-name="T3">（自定义设定共享目录）</text:span><text:span text:style-name="T6"><text:line-break/><text:line-break/><text:tab/></text:span><text:span text:style-name="T3">［确定］</text:span><text:span text:style-name="T6"><text:line-break/><text:line-break/>6 </text:span><text:span text:style-name="T3">启动虚拟机安装操作系统。</text:span><text:span text:style-name="T6"><text:line-break/><text:tab/></text:span><text:span text:style-name="T3">［启动］</text:span></text:p>
      <text:p text:style-name="P2"><text:span text:style-name="T6"><text:line-break/>7 </text:span><text:span text:style-name="T3">（启动后）安装</text:span><text:span text:style-name="T6">win7</text:span><text:span text:style-name="T3">侧增强包，用以支持双向粘贴功能。</text:span></text:p>
      <text:p text:style-name="P2"><text:span text:style-name="T6"><text:tab/></text:span><text:span text:style-name="T3">虚拟机窗口左上角菜单栏</text:span><text:span text:style-name="T6"> </text:span><text:span text:style-name="T3">–〉[设备] –〉[安装增强功能]</text:span></text:p>
      <text:p text:style-name="P2"><text:span text:style-name="T6"><text:tab/>-</text:span><text:span text:style-name="T3">〉双击</text:span><text:span text:style-name="T6">Win7</text:span><text:span text:style-name="T3">系统中“</text:span><text:span text:style-name="T6">CD</text:span><text:span text:style-name="T3">驱动器”或打开“</text:span><text:span text:style-name="T6">CD</text:span><text:span text:style-name="T3">驱动器”双击</text:span><text:span text:style-name="T6">VBoxWindowsAdditions.exe</text:span><text:span text:style-name="T3">安装。</text:span></text:p>
      <text:p text:style-name="P6"><text:tab/></text:p>
      <text:p text:style-name="P7"><text:span text:style-name="T6">8 Win7</text:span><text:span text:style-name="T3">侧访问共享目录：</text:span><text:a xlink:type="simple" xlink:href="smb://vboxsrv/"><text:span text:style-name="T11">\\vboxsrv</text:span></text:a></text:p>
      <text:p text:style-name="P4"/>
      <text:p text:style-name="P4"/>
      <text:p text:style-name="P2"><text:span text:style-name="T3">此时，</text:span><text:span text:style-name="T6"> </text:span><text:span text:style-name="T3">虚拟机中的</text:span><text:span text:style-name="T6">usb</text:span><text:span text:style-name="T3">仍然不能使用，</text:span><text:span text:style-name="T6"> </text:span><text:span text:style-name="T3">还需要设置用户组。</text:span></text:p>
      <text:p text:style-name="P5">9.在 ubuntu系统终端添加usbfs 用户组（virtualbox 装完成后会有 vboxusers 和vboxsf ）</text:p>
      <text:p text:style-name="P4"/>
      <text:p text:style-name="P5">sudo groupadd usbfs <text:s/></text:p>
      <text:p text:style-name="P4"><text:soft-page-break/></text:p>
      <text:p text:style-name="P4"/>
      <text:p text:style-name="P5">10、在 ubuntu系统终端将你的系统常用用户添加到vboxusers、usbfs这个两个组中 </text:p>
      <text:p text:style-name="P4"/>
      <text:p text:style-name="P5">sudo adduser xxxx vboxusers</text:p>
      <text:p text:style-name="P4"/>
      <text:p text:style-name="P5">sudo adduser xxxx usbfs</text:p>
      <text:p text:style-name="P5">xxxx为你的用户名（公司应该就是你的名字拼音）</text:p>
      <text:p text:style-name="P4"/>
      <text:p text:style-name="P4"/>
      <text:p text:style-name="P4"/>
      <text:p text:style-name="P5">关闭虚拟机，重启计算机。</text:p>
      <text:p text:style-name="P2"><text:span text:style-name="T3">插入</text:span><text:span text:style-name="T6">U</text:span><text:span text:style-name="T3">盘后，如果要在虚拟机中使用</text:span><text:span text:style-name="T6">U</text:span><text:span text:style-name="T3">盘，则在启动虚拟机后，</text:span></text:p>
      <text:p text:style-name="P2"><text:span text:style-name="T6"><text:s/></text:span><text:span text:style-name="T3">点击</text:span><text:span text:style-name="T6">[</text:span><text:span text:style-name="T3">设备</text:span><text:span text:style-name="T6">]—</text:span><text:span text:style-name="T9">—</text:span><text:span text:style-name="T6"> <text:s/>[</text:span><text:span text:style-name="T3">分配</text:span><text:span text:style-name="T6">USB</text:span><text:span text:style-name="T3">设备</text:span><text:span text:style-name="T6">]—</text:span><text:span text:style-name="T9">—</text:span><text:span text:style-name="T3">选择你的</text:span><text:span text:style-name="T6">u</text:span><text:span text:style-name="T3">盘</text:span></text:p>
      <text:p text:style-name="P2"><draw:frame draw:style-name="fr1" draw:name="3" text:anchor-type="as-char" svg:width="16.99cm" style:rel-width="scale" svg:height="13.61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/>
    <style:font-face style:name="Tahoma" svg:font-family="Tahoma"/>
    <style:font-face style:name="宋体" svg:font-family="宋体"/>
    <style:font-face style:name="宋体, SimSun" svg:font-family="'宋体, SimSun'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Droid Sans Fallback" style:font-size-asian="12pt" style:language-asian="en" style:country-asian="US" style:font-name-complex="Droid Sans Fallback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roid Sans Fallback" style:font-size-asian="12pt" style:language-asian="en" style:country-asian="US" style:font-name-complex="Droid Sans Fallback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3T14:38:49.343402598</dc:date>
    <meta:editing-duration>P0D</meta:editing-duration>
    <meta:editing-cycles>1</meta:editing-cycles>
    <meta:document-statistic meta:table-count="0" meta:image-count="0" meta:object-count="3" meta:page-count="4" meta:paragraph-count="38" meta:word-count="749" meta:character-count="1491" meta:non-whitespace-character-count="1302"/>
    <meta:generator>LibreOffice/4.2.6.3$Linux_X86_64 LibreOffice_project/420m0$Build-3</meta:generator>
  </office:meta>
</office:document-meta>
</file>